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STACK" style:family="table">
      <style:table-properties style:width="5.3125in" fo:margin-left="1.1917in" table:align="left"/>
    </style:style>
    <style:style style:name="STACK.A" style:family="table-column">
      <style:table-column-properties style:column-width="5.3125in"/>
    </style:style>
    <style:style style:name="STACK.A1" style:family="table-cell">
      <style:table-cell-properties fo:padding="0.0382in" fo:border="0.05pt solid #000000"/>
    </style:style>
    <style:style style:name="STACK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5.3708in" fo:margin-left="1.1292in" table:align="left" style:may-break-between-rows="false" table:border-model="separating"/>
    </style:style>
    <style:style style:name="Table1.A" style:family="table-column">
      <style:table-column-properties style:column-width="5.3708in"/>
    </style:style>
    <style:style style:name="Table1.A1" style:family="table-cell">
      <style:table-cell-properties fo:background-color="transparent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375in" fo:margin-left="1.1292in" table:align="left"/>
    </style:style>
    <style:style style:name="Table2.A" style:family="table-column">
      <style:table-column-properties style:column-width="5.375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BinaryNode" style:family="table">
      <style:table-properties style:width="5.3708in" fo:margin-left="1.1292in" table:align="left"/>
    </style:style>
    <style:style style:name="BinaryNode.A" style:family="table-column">
      <style:table-column-properties style:column-width="5.3708in"/>
    </style:style>
    <style:style style:name="BinaryNode.A1" style:family="table-cell">
      <style:table-cell-properties fo:padding="0.0382in" fo:border="0.05pt solid #000000"/>
    </style:style>
    <style:style style:name="BinaryNode.A2" style:family="table-cell">
      <style:table-cell-properties fo:padding="0.0382in" fo:border-left="0.05pt solid #000000" fo:border-right="0.05pt solid #000000" fo:border-top="none" fo:border-bottom="0.05pt solid #000000"/>
    </style:style>
    <style:style style:name="BST" style:family="table">
      <style:table-properties style:width="6.4375in" fo:margin-left="0.8167in" table:align="left"/>
    </style:style>
    <style:style style:name="BST.A" style:family="table-column">
      <style:table-column-properties style:column-width="6.4375in"/>
    </style:style>
    <style:style style:name="BST.A1" style:family="table-cell">
      <style:table-cell-properties fo:padding="0.0382in" fo:border="0.05pt solid #000000"/>
    </style:style>
    <style:style style:name="BST.A2" style:family="table-cell">
      <style:table-cell-properties fo:padding="0.0382in" fo:border-left="0.05pt solid #000000" fo:border-right="0.05pt solid #000000" fo:border-top="none" fo:border-bottom="0.05pt solid #000000"/>
    </style:style>
    <style:style style:name="Hash" style:family="table">
      <style:table-properties style:width="5.1875in" fo:margin-left="1.3167in" table:align="left"/>
    </style:style>
    <style:style style:name="Hash.A" style:family="table-column">
      <style:table-column-properties style:column-width="5.1875in"/>
    </style:style>
    <style:style style:name="Hash.A1" style:family="table-cell">
      <style:table-cell-properties fo:padding="0.0382in" fo:border="0.05pt solid #000000"/>
    </style:style>
    <style:style style:name="Hash.A2" style:family="table-cell">
      <style:table-cell-properties fo:padding="0.0382in" fo:border-left="0.05pt solid #000000" fo:border-right="0.05pt solid #000000" fo:border-top="none" fo:border-bottom="0.05pt solid #000000"/>
    </style:style>
    <style:style style:name="Hash.3" style:family="table-row">
      <style:table-row-properties style:min-row-height="0.2896in"/>
    </style:style>
    <style:style style:name="BT" style:family="table" style:master-page-name="">
      <style:table-properties style:width="6.25in" fo:margin-left="0.8167in" style:page-number="auto" table:align="left"/>
    </style:style>
    <style:style style:name="BT.A" style:family="table-column">
      <style:table-column-properties style:column-width="6.25in"/>
    </style:style>
    <style:style style:name="BT.A1" style:family="table-cell">
      <style:table-cell-properties fo:padding="0.0382in" fo:border="0.05pt solid #000000"/>
    </style:style>
    <style:style style:name="BT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0f23" officeooo:paragraph-rsid="00000f23"/>
    </style:style>
    <style:style style:name="P2" style:family="paragraph" style:parent-style-name="Standard">
      <style:text-properties officeooo:paragraph-rsid="00000f23"/>
    </style:style>
    <style:style style:name="P3" style:family="paragraph" style:parent-style-name="Standard">
      <style:text-properties officeooo:paragraph-rsid="0004ec17"/>
    </style:style>
    <style:style style:name="P4" style:family="paragraph" style:parent-style-name="Table_20_Contents">
      <style:paragraph-properties fo:text-align="center" style:justify-single-word="false"/>
      <style:text-properties fo:font-size="20pt" style:text-underline-style="none" fo:font-weight="bold" officeooo:rsid="00000f23" officeooo:paragraph-rsid="00000f23" style:font-size-asian="20pt" style:font-weight-asian="bold" style:font-size-complex="2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5pt" fo:font-weight="bold" officeooo:rsid="00019ffa" style:font-size-asian="15pt" style:font-weight-asian="bold" style:font-size-complex="15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5pt" fo:font-weight="bold" officeooo:rsid="0004ec17" officeooo:paragraph-rsid="0004ec17" style:font-size-asian="15pt" style:font-weight-asian="bold" style:font-size-complex="15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5pt" fo:font-weight="bold" officeooo:rsid="0005c68b" officeooo:paragraph-rsid="0005c68b" style:font-size-asian="15pt" style:font-weight-asian="bold" style:font-size-complex="15pt" style:font-weight-complex="bold"/>
    </style:style>
    <style:style style:name="P8" style:family="paragraph" style:parent-style-name="Table_20_Contents">
      <style:text-properties fo:font-size="13pt" style:font-size-asian="13pt" style:font-size-complex="13pt"/>
    </style:style>
    <style:style style:name="P9" style:family="paragraph" style:parent-style-name="Table_20_Contents">
      <style:text-properties fo:font-size="13pt" officeooo:rsid="00000f23" officeooo:paragraph-rsid="00000f23" style:font-size-asian="13pt" style:font-size-complex="13pt"/>
    </style:style>
    <style:style style:name="P10" style:family="paragraph" style:parent-style-name="Table_20_Contents">
      <style:text-properties fo:font-size="13pt" officeooo:paragraph-rsid="00000f23" style:font-size-asian="13pt" style:font-size-complex="13pt"/>
    </style:style>
    <style:style style:name="P11" style:family="paragraph" style:parent-style-name="Table_20_Contents">
      <style:text-properties fo:font-size="13pt" officeooo:rsid="00019ffa" officeooo:paragraph-rsid="00019ffa" style:font-size-asian="13pt" style:font-size-complex="13pt"/>
    </style:style>
    <style:style style:name="P12" style:family="paragraph" style:parent-style-name="Table_20_Contents">
      <style:paragraph-properties fo:text-align="center" style:justify-single-word="false"/>
      <style:text-properties officeooo:rsid="0004ec17" officeooo:paragraph-rsid="0004ec17"/>
    </style:style>
    <style:style style:name="P13" style:family="paragraph" style:parent-style-name="Table_20_Contents">
      <style:text-properties officeooo:paragraph-rsid="0004ec17"/>
    </style:style>
    <style:style style:name="P14" style:family="paragraph" style:parent-style-name="Table_20_Contents">
      <style:text-properties officeooo:rsid="0007286d" officeooo:paragraph-rsid="0007286d"/>
    </style:style>
    <style:style style:name="P15" style:family="paragraph" style:parent-style-name="Table_20_Contents">
      <style:text-properties fo:font-size="13pt" officeooo:rsid="00004ef2" officeooo:paragraph-rsid="0007286d" style:font-size-asian="13pt" style:font-size-complex="13pt"/>
    </style:style>
    <style:style style:name="P16" style:family="paragraph" style:parent-style-name="Table_20_Contents">
      <style:text-properties fo:font-size="13pt" officeooo:rsid="00000f23" officeooo:paragraph-rsid="0007286d" style:font-size-asian="13pt" style:font-size-complex="13pt"/>
    </style:style>
    <style:style style:name="P17" style:family="paragraph" style:parent-style-name="Table_20_Contents">
      <style:paragraph-properties fo:text-align="center" style:justify-single-word="false"/>
      <style:text-properties fo:font-size="18pt" style:text-underline-style="none" fo:font-weight="bold" officeooo:rsid="00000f23" officeooo:paragraph-rsid="00000f23" style:font-size-asian="18pt" style:font-weight-asian="bold" style:font-size-complex="18pt" style:font-weight-complex="bold"/>
    </style:style>
    <style:style style:name="P18" style:family="paragraph" style:parent-style-name="Table_20_Contents">
      <style:text-properties officeooo:paragraph-rsid="0008d84a"/>
    </style:style>
    <style:style style:name="P19" style:family="paragraph" style:parent-style-name="Table_20_Contents">
      <style:text-properties officeooo:rsid="0009d6bd" officeooo:paragraph-rsid="0009d6bd"/>
    </style:style>
    <style:style style:name="P20" style:family="paragraph" style:parent-style-name="Table_20_Contents">
      <style:text-properties officeooo:paragraph-rsid="0009d6bd"/>
    </style:style>
    <style:style style:name="P21" style:family="paragraph" style:parent-style-name="Table_20_Contents">
      <style:text-properties officeooo:rsid="0004ec17"/>
    </style:style>
    <style:style style:name="P22" style:family="paragraph" style:parent-style-name="Table_20_Contents">
      <style:text-properties officeooo:rsid="0004ec17" officeooo:paragraph-rsid="000a6f50"/>
    </style:style>
    <style:style style:name="P23" style:family="paragraph" style:parent-style-name="Table_20_Contents">
      <style:text-properties officeooo:rsid="000a6f50" officeooo:paragraph-rsid="000a6f50"/>
    </style:style>
    <style:style style:name="P24" style:family="paragraph" style:parent-style-name="Table_20_Contents">
      <style:paragraph-properties fo:text-align="center" style:justify-single-word="false"/>
      <style:text-properties fo:font-size="15pt" fo:language="zxx" fo:country="none" fo:font-weight="bold" officeooo:rsid="00019ffa" officeooo:paragraph-rsid="0008d84a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25" style:family="paragraph" style:parent-style-name="Table_20_Contents">
      <style:text-properties officeooo:rsid="000a9f69" officeooo:paragraph-rsid="000a9f69"/>
    </style:style>
    <style:style style:name="P26" style:family="paragraph" style:parent-style-name="Table_20_Contents">
      <style:text-properties officeooo:paragraph-rsid="000a9f69"/>
    </style:style>
    <style:style style:name="P27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/>
      <style:text-properties officeooo:paragraph-rsid="0009d6bd"/>
    </style:style>
    <style:style style:name="T1" style:family="text">
      <style:text-properties officeooo:rsid="00000f23"/>
    </style:style>
    <style:style style:name="T2" style:family="text">
      <style:text-properties officeooo:rsid="00004ef2"/>
    </style:style>
    <style:style style:name="T3" style:family="text">
      <style:text-properties officeooo:rsid="00019ffa"/>
    </style:style>
    <style:style style:name="T4" style:family="text">
      <style:text-properties officeooo:rsid="0004ec17"/>
    </style:style>
    <style:style style:name="T5" style:family="text">
      <style:text-properties officeooo:rsid="0007286d"/>
    </style:style>
    <style:style style:name="T6" style:family="text">
      <style:text-properties officeooo:rsid="0008d84a"/>
    </style:style>
    <style:style style:name="T7" style:family="text">
      <style:text-properties officeooo:rsid="0009d6bd"/>
    </style:style>
    <style:style style:name="T8" style:family="text">
      <style:text-properties officeooo:rsid="000a6f50"/>
    </style:style>
    <style:style style:name="T9" style:family="text">
      <style:text-properties fo:font-size="15pt" fo:language="zxx" fo:country="none" fo:font-weight="bold" officeooo:rsid="00019ffa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T10" style:family="text">
      <style:text-properties officeooo:rsid="000a9f69"/>
    </style:style>
    <style:style style:name="T11" style:family="text">
      <style:text-properties officeooo:rsid="000c0e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STACK" table:style-name="STACK">
        <table:table-column table:style-name="STACK.A"/>
        <table:table-row>
          <table:table-cell table:style-name="STACK.A1" office:value-type="string">
            <text:p text:style-name="P4">Stack</text:p>
          </table:table-cell>
        </table:table-row>
        <table:table-row>
          <table:table-cell table:style-name="STACK.A2" office:value-type="string">
            <text:p text:style-name="P8">- <text:span text:style-name="T1">top </text:span></text:p>
            <text:p text:style-name="P8">- <text:span text:style-name="T1">count</text:span></text:p>
          </table:table-cell>
        </table:table-row>
        <table:table-row>
          <table:table-cell table:style-name="STACK.A2" office:value-type="string">
            <text:p text:style-name="P9">//constructor</text:p>
            <text:p text:style-name="P9">//destructor</text:p>
            <text:p text:style-name="P9">+ push <text:span text:style-name="T5">(newEntry: ItemType): boolean</text:span></text:p>
            <text:p text:style-name="P9">+ pop <text:span text:style-name="T5">(newEntry: ItemType): boolean</text:span></text:p>
            <text:p text:style-name="P9">+ getTop<text:span text:style-name="T5">() : ItemType</text:span></text:p>
            <text:p text:style-name="P9">+ getCount<text:span text:style-name="T5">() : int</text:span></text:p>
            <text:p text:style-name="P9">+ isEmpty<text:span text:style-name="T5">() : boolean</text:span></text:p>
          </table:table-cell>
        </table:table-row>
      </table:table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17">Queue</text:p>
          </table:table-cell>
        </table:table-row>
        <table:table-row>
          <table:table-cell table:style-name="Table1.A2" office:value-type="string">
            <text:p text:style-name="P10">- <text:span text:style-name="T1">front </text:span></text:p>
            <text:p text:style-name="P10">- <text:span text:style-name="T1">count</text:span></text:p>
            <text:p text:style-name="P10">- <text:span text:style-name="T2">rear</text:span></text:p>
          </table:table-cell>
        </table:table-row>
        <table:table-row>
          <table:table-cell table:style-name="Table1.A3" office:value-type="string">
            <text:p text:style-name="P9">//constructor</text:p>
            <text:p text:style-name="P9">//destructor</text:p>
            <text:p text:style-name="P9">+ <text:span text:style-name="T2">enqueue(newEntry: ItemType): boolean</text:span></text:p>
            <text:p text:style-name="P9">+ <text:span text:style-name="T2">dequeue (data: ItemType): boolean</text:span></text:p>
            <text:p text:style-name="P9">+ getC<text:span text:style-name="T2">ount( ) : int</text:span></text:p>
            <text:p text:style-name="P16">+ get<text:span text:style-name="T2">Front(data: ItemType): boolean</text:span></text:p>
            <text:p text:style-name="P15">+ getRear<text:span text:style-name="T5">(data: ItemType ): boolean</text:span></text:p>
            <text:p text:style-name="P9">+ isEmpty<text:span text:style-name="T5">( ) : boolean</text:span></text:p>
          </table:table-cell>
        </table:table-row>
      </table:table>
      <text:p text:style-name="Text_20_body"/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6">House</text:p>
          </table:table-cell>
        </table:table-row>
        <table:table-row>
          <table:table-cell table:style-name="Table2.A2" office:value-type="string">
            <text:p text:style-name="P13">- <text:span text:style-name="T5">APN: string <text:s text:c="12"/>//unique key</text:span></text:p>
            <text:p text:style-name="P13">- <text:span text:style-name="T5">address: string <text:s text:c="6"/>//non-unique key</text:span></text:p>
            <text:p text:style-name="P13">- <text:span text:style-name="T5">price: int</text:span></text:p>
            <text:p text:style-name="P13">- <text:span text:style-name="T5">squareFeet: int</text:span></text:p>
            <text:p text:style-name="P13">- <text:span text:style-name="T5">numBedroom: int</text:span></text:p>
            <text:p text:style-name="P13">- <text:span text:style-name="T5">numBathroom: double</text:span></text:p>
          </table:table-cell>
        </table:table-row>
        <table:table-row>
          <table:table-cell table:style-name="Table2.A2" office:value-type="string">
            <text:p text:style-name="P14">//constructor</text:p>
            <text:p text:style-name="P14">//destructor</text:p>
            <text:p text:style-name="P14">+ setAPN(<text:span text:style-name="T7">temp: string</text:span> <text:span text:style-name="T6">): void</text:span></text:p>
            <text:p text:style-name="P14">+ setAddress(<text:span text:style-name="T7">temp: string</text:span>): <text:span text:style-name="T6">void</text:span></text:p>
            <text:p text:style-name="P14">+ setPrice(<text:span text:style-name="T7">temp: int</text:span>): <text:span text:style-name="T6">void</text:span></text:p>
            <text:p text:style-name="P14">+ setSquareFeet(<text:span text:style-name="T7">temp: int</text:span>): <text:span text:style-name="T6">void</text:span></text:p>
            <text:p text:style-name="P14">+ setNumBedroom(<text:span text:style-name="T7">temp: int</text:span>): <text:span text:style-name="T6">void</text:span></text:p>
            <text:p text:style-name="P14">+ setNumBathroom(<text:span text:style-name="T7">temp: double</text:span>): <text:span text:style-name="T6">void</text:span></text:p>
            <text:p text:style-name="P14"/>
            <text:p text:style-name="P14">+ getAPN(): <text:span text:style-name="T7">string</text:span></text:p>
            <text:p text:style-name="P14"><text:soft-page-break/>+ getAddress(): <text:span text:style-name="T7">string</text:span></text:p>
            <text:p text:style-name="P14">+ getPrice(): <text:span text:style-name="T7">int</text:span></text:p>
            <text:p text:style-name="P14">+ getSquareFeet(): <text:span text:style-name="T7">int</text:span></text:p>
            <text:p text:style-name="P14">+ getNumBedroom(): <text:span text:style-name="T7">int</text:span></text:p>
            <text:p text:style-name="P14">+getNumBathroom(): <text:span text:style-name="T7">double</text:span></text:p>
          </table:table-cell>
        </table:table-row>
      </table:table>
      <text:p text:style-name="P3"/>
      <table:table table:name="BinaryNode" table:style-name="BinaryNode">
        <table:table-column table:style-name="BinaryNode.A"/>
        <table:table-row>
          <table:table-cell table:style-name="BinaryNode.A1" office:value-type="string">
            <text:p text:style-name="P5">Binary Node</text:p>
          </table:table-cell>
        </table:table-row>
        <table:table-row>
          <table:table-cell table:style-name="BinaryNode.A2" office:value-type="string">
            <text:p text:style-name="P11">- item: <text:span text:style-name="T7">ItemType</text:span></text:p>
            <text:p text:style-name="P11">- leftPtr: <text:span text:style-name="T7">BinaryNode&lt;ItemType&gt;*</text:span></text:p>
            <text:p text:style-name="P11">- rightPtr: <text:span text:style-name="T7">BinaryNode&lt;ItemType&gt;*</text:span></text:p>
          </table:table-cell>
        </table:table-row>
        <table:table-row>
          <table:table-cell table:style-name="BinaryNode.A2" office:value-type="string">
            <text:p text:style-name="P8">//<text:span text:style-name="T3">constructor</text:span></text:p>
            <text:p text:style-name="P8">//<text:span text:style-name="T3">destructor</text:span></text:p>
            <text:p text:style-name="P11">+ setItem<text:span text:style-name="T6">(entry: ItemType): void</text:span></text:p>
            <text:p text:style-name="P11">+setLeftPtr<text:span text:style-name="T6">(leftPtr: BinaryNode&lt;ItemType&gt;): void</text:span></text:p>
            <text:p text:style-name="P11">+setRightPtr<text:span text:style-name="T6">(rightPtr: BinaryNode&gt;ItemType&gt;): void</text:span></text:p>
            <text:p text:style-name="P11">+getLeftPtr<text:span text:style-name="T6">( ) : BinaryNode</text:span></text:p>
            <text:p text:style-name="P11">+getRightPtr<text:span text:style-name="T6">( ) : BinaryNode</text:span></text:p>
            <text:p text:style-name="P11">+getItem<text:span text:style-name="T6">( ) : ItemType</text:span></text:p>
            <text:p text:style-name="P11">+isLeaf<text:span text:style-name="T6">( ): boolean</text:span></text:p>
          </table:table-cell>
        </table:table-row>
      </table:table>
      <text:p text:style-name="Text_20_body"/>
      <table:table table:name="BT" table:style-name="BT">
        <table:table-column table:style-name="BT.A"/>
        <table:table-row>
          <table:table-cell table:style-name="BT.A1" office:value-type="string">
            <text:p text:style-name="P24">Binary Tree</text:p>
          </table:table-cell>
        </table:table-row>
        <table:table-row>
          <table:table-cell table:style-name="BT.A2" office:value-type="string">
            <text:p text:style-name="Table_20_Contents">- <text:span text:style-name="T6">rootPtr: BinaryNode&lt;ItemType&gt;*</text:span></text:p>
            <text:p text:style-name="Table_20_Contents">- <text:span text:style-name="T7">count: int</text:span></text:p>
          </table:table-cell>
        </table:table-row>
        <table:table-row>
          <table:table-cell table:style-name="BT.A2" office:value-type="string">
            <text:p text:style-name="P18">//<text:span text:style-name="T7">constructor</text:span></text:p>
            <text:p text:style-name="P18">//<text:span text:style-name="T7">destructor</text:span></text:p>
            <text:p text:style-name="P18">+ isEmpty(): boolean</text:p>
            <text:p text:style-name="P19">+ size( ) : int</text:p>
            <text:p text:style-name="P19">+clear(): void </text:p>
            <text:p text:style-name="P20"><text:span text:style-name="T7">- destroy(nodePtr: BinaryNode&lt;ItemType&gt;* ): void</text:span></text:p>
            <text:p text:style-name="P20">+ preorderTraverse(visit(item: ItemType): void): void </text:p>
            <text:p text:style-name="P19">- <text:s/>_preorderTraverse(visit(item: ItemType, nodePtr: BinaryNode&lt;ItemType&gt;* ): void</text:p>
            <text:p text:style-name="P20">+ inorderTraverse(visit(item: ItemType): void): void</text:p>
            <text:p text:style-name="P20">- <text:s/>_<text:span text:style-name="T7">_inorderTraverse(visit(item: ItemType, nodePtr: BinaryNode&lt;ItemType&gt;* ): void</text:span></text:p>
            <text:p text:style-name="P20">+ postorderTraverse(visit(item: ItemType): void): void </text:p>
            <text:p text:style-name="P27">- <text:s/>_<text:span text:style-name="T7">postorderTraverse(visit(item: ItemType, nodePtr: BinaryNode&lt;ItemType&gt;* ): void</text:span></text:p>
            <text:p text:style-name="P20">+ getHeight(): integer </text:p>
            <text:p text:style-name="P20">+ getNumberOfNodes(): integer </text:p>
            <text:p text:style-name="P20">//<text:span text:style-name="T7">insert, remove and getEntry are abstract functions </text:span></text:p>
            <text:p text:style-name="P20">+ <text:span text:style-name="T6">insert</text:span>(newData: ItemType): boolean </text:p>
            <text:p text:style-name="P20">+ remove(data: ItemType): boolean </text:p>
            <text:p text:style-name="P19">+ getEntry(anEntry: ItemType, returnEntry: ItemType): boolean</text:p>
            <text:p text:style-name="P20"/>
          </table:table-cell>
        </table:table-row>
      </table:table>
      <text:p text:style-name="P2"/>
      <text:p text:style-name="Standard"/>
      <text:p text:style-name="Text_20_body"><text:soft-page-break/></text:p>
      <table:table table:name="BST" table:style-name="BST">
        <table:table-column table:style-name="BST.A"/>
        <table:table-row>
          <table:table-cell table:style-name="BST.A1" office:value-type="string">
            <text:p text:style-name="P12"><text:span text:style-name="T9">Binary Search Tree : public Binary Tree</text:span></text:p>
          </table:table-cell>
        </table:table-row>
        <table:table-row>
          <table:table-cell table:style-name="BST.A2" office:value-type="string">
            <text:p text:style-name="Table_20_Contents"/>
          </table:table-cell>
        </table:table-row>
        <table:table-row>
          <table:table-cell table:style-name="BST.A2" office:value-type="string">
            <text:p text:style-name="P22">+ <text:s text:c="3"/>insert(<text:span text:style-name="T8">item: ItemType</text:span>): <text:span text:style-name="T8">boolean</text:span></text:p>
            <text:p text:style-name="Table_20_Contents">- <text:s text:c="3"/>_<text:span text:style-name="T4">insert(nodePtr: BinaryNode&lt;ItemType&gt;*, newNode: BinaryNode&lt;ItemType&gt;*): BinaryNode&lt;ItemType&gt;* </text:span></text:p>
            <text:p text:style-name="P23">+ <text:s/>remove(item: ItemType): boolean</text:p>
            <text:p text:style-name="Table_20_Contents">- <text:s text:c="3"/>_ <text:span text:style-name="T4">remove(nodePtr: BinaryNode&lt;ItemType&gt;*, target: ItemType, success: bool): BinaryNode&lt;ItemType&gt;*</text:span></text:p>
            <text:p text:style-name="P23">+ <text:s text:c="2"/>findEntry(target: ItemType; returnItem: ItemType ): boolean</text:p>
            <text:p text:style-name="Table_20_Contents">- <text:s text:c="3"/>_<text:span text:style-name="T4">deleteNode(targetNodePtr: BinaryNode&lt;ItemType&gt;* ): BinaryNode&lt;ItemType&gt;*</text:span></text:p>
            <text:p text:style-name="Table_20_Contents">- <text:s text:c="3"/><text:span text:style-name="T4">removeLeftmostNode(nodePtr: BinaryNode&lt;ItemType&gt;*, successor: ItemType): BinaryNode&lt;ItemType&gt;*</text:span></text:p>
            <text:p text:style-name="Table_20_Contents">- <text:s text:c="3"/><text:span text:style-name="T4">findNode(): BinaryNode</text:span></text:p>
            <text:p text:style-name="P23">+ <text:s text:c="3"/>printBreadth(visit(item: ItemType): void): void</text:p>
            <text:p text:style-name="Table_20_Contents">- <text:s text:c="2"/>_<text:span text:style-name="T8">printBreadth(rootPtr: BinaryNode&lt;ItemType&gt;*, visit(item: ItemType): void): void</text:span></text:p>
            <text:p text:style-name="P23">+ <text:s text:c="2"/>printIndented(visit(item: ItemType): void ): void</text:p>
            <text:p text:style-name="Table_20_Contents">- <text:s/>_<text:span text:style-name="T8">printIndented(rootPtr: BinaryNode&lt;ItemType&gt;*, visit(item: ItemType), level: int): void</text:span></text:p>
            <text:p text:style-name="P21"/>
          </table:table-cell>
        </table:table-row>
      </table:table>
      <text:p text:style-name="P2"/>
      <table:table table:name="Hash" table:style-name="Hash">
        <table:table-column table:style-name="Hash.A"/>
        <table:table-row>
          <table:table-cell table:style-name="Hash.A1" office:value-type="string">
            <text:p text:style-name="P7">Hash</text:p>
          </table:table-cell>
        </table:table-row>
        <table:table-row>
          <table:table-cell table:style-name="Hash.A2" office:value-type="string">
            <text:p text:style-name="Table_20_Contents">- <text:span text:style-name="T10">uniqueKey: ItemType</text:span></text:p>
            <text:p text:style-name="Table_20_Contents">- <text:span text:style-name="T10">searchKey: KeyType</text:span></text:p>
            <text:p text:style-name="Table_20_Contents">- <text:span text:style-name="T11">count : int</text:span></text:p>
          </table:table-cell>
        </table:table-row>
        <table:table-row table:style-name="Hash.3">
          <table:table-cell table:style-name="Hash.A2" office:value-type="string">
            <text:p text:style-name="P26">//<text:span text:style-name="T10">constructor</text:span></text:p>
            <text:p text:style-name="P26">//<text:span text:style-name="T10">destructor</text:span></text:p>
            <text:p text:style-name="P25">+ getHashIndex(inputKey :ItemType): KeyType</text:p>
            <text:p text:style-name="P26"><text:span text:style-name="T10">+ </text:span>add (newItem: ItemType, searchKey: KeyType): boolean </text:p>
            <text:p text:style-name="P26"><text:span text:style-name="T10">+ </text:span>remove(searchKey: KeyType): boolean </text:p>
            <text:p text:style-name="P25">+ find(entry: ItemType): KeyType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er" style:family="paragraph" style:parent-style-name="Standard" style:class="extra"/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1M5S</meta:editing-duration>
    <meta:editing-cycles>11</meta:editing-cycles>
    <meta:generator>LibreOffice/5.0.4.2$Windows_x86 LibreOffice_project/2b9802c1994aa0b7dc6079e128979269cf95bc78</meta:generator>
    <dc:date>2016-02-22T16:40:59.684000000</dc:date>
    <meta:document-statistic meta:table-count="7" meta:image-count="0" meta:object-count="0" meta:page-count="3" meta:paragraph-count="100" meta:word-count="368" meta:character-count="3169" meta:non-whitespace-character-count="2838"/>
    <meta:user-defined meta:name="Info 1"/>
    <meta:user-defined meta:name="Info 2"/>
    <meta:user-defined meta:name="Info 3"/>
    <meta:user-defined meta:name="Info 4"/>
  </office:meta>
</office:document-meta>
</file>